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2cbf8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c85e9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43c33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d74c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</style:style>
    <style:style style:name="ce24" style:family="table-cell" style:parent-style-name="Default">
      <style:table-cell-properties fo:background-color="#92e285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ackground-color="#f9cfb5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embedded object (OLE) 1" draw:style-name="gr1" draw:text-style-name="P1" svg:width="2.5811in" svg:height="0.185in" svg:x="2.6142in" svg:y="3.733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3" draw:style-name="gr1" draw:text-style-name="P1" svg:width="2.5579in" svg:height="0.185in" svg:x="2.6154in" svg:y="5.155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4" draw:style-name="gr1" draw:text-style-name="P1" svg:width="2.9075in" svg:height="0.1996in" svg:x="2.6154in" svg:y="6.578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2" draw:style-name="gr1" draw:text-style-name="P1" svg:width="6.5287in" svg:height="0.1937in" svg:x="2.6154in" svg:y="8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6" table:default-cell-style-name="Default"/>
        <table:table-row table:style-name="ro1">
          <table:table-cell table:style-name="ce1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/>
          <table:table-cell table:style-name="ce4" office:value-type="string" calcext:value-type="string">
            <text:p>D’</text:p>
          </table:table-cell>
          <table:table-cell table:style-name="ce4" office:value-type="string" calcext:value-type="string">
            <text:p>C’</text:p>
          </table:table-cell>
          <table:table-cell table:style-name="ce4" office:value-type="string" calcext:value-type="string">
            <text:p>B’</text:p>
          </table:table-cell>
          <table:table-cell table:style-name="ce42" office:value-type="string" calcext:value-type="string">
            <text:p>A’</text:p>
          </table:table-cell>
          <table:table-cell table:number-columns-repeated="1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1" office:value-type="string" calcext:value-type="string" table:number-columns-spanned="2" table:number-rows-spanned="1">
            <text:p>C</text:p>
          </table:table-cell>
          <table:covered-table-cell table:style-name="ce6"/>
          <table:table-cell table:style-name="ce6"/>
          <table:table-cell table:number-columns-repeated="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D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string" calcext:value-type="string" table:number-columns-spanned="1" table:number-rows-spanned="2">
            <text:p>B</text:p>
          </table:table-cell>
          <table:table-cell table:number-columns-repeated="5"/>
          <table:table-cell office:value-type="string" calcext:value-type="string">
            <text:p>Name: Maisha Maimuna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covered-table-cell table:style-name="ce6"/>
          <table:table-cell table:number-columns-repeated="5"/>
          <table:table-cell office:value-type="string" calcext:value-type="string">
            <text:p>Neptun ; YV9K29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covered-table-cell table:style-name="ce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6" table:number-columns-repeated="2"/>
          <table:table-cell table:number-columns-repeated="6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string" calcext:value-type="string">
            <text:p>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 calcext:value-type="string">
            <text:p>D’</text:p>
          </table:table-cell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</text:p>
          </table:table-cell>
          <table:covered-table-cell table:style-name="ce6"/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2" table:style-name="ce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">
            <text:p>B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covered-table-cell table:style-name="ce6"/>
          <table:table-cell table:style-name="ce18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6" table:number-columns-repeated="2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 calcext:value-type="string">
            <text:p>C’</text:p>
          </table:table-cell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</text:p>
          </table:table-cell>
          <table:covered-table-cell table:style-name="ce6"/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style-name="ce20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style-name="ce9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">
            <text:p>B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covered-table-cell table:style-name="ce6"/>
          <table:table-cell table:style-name="ce20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6" table:number-columns-repeated="2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 calcext:value-type="string">
            <text:p>B’</text:p>
          </table:table-cell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</text:p>
          </table:table-cell>
          <table:covered-table-cell table:style-name="ce6"/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">
            <text:p>B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covered-table-cell table:style-name="ce6"/>
          <table:table-cell table:number-columns-repeated="4"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6" table:number-columns-repeated="2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 calcext:value-type="string">
            <text:p>A’</text:p>
          </table:table-cell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</text:p>
          </table:table-cell>
          <table:covered-table-cell table:style-name="ce6"/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2" table:style-name="ce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">
            <text:p>B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covered-table-cell table:style-name="ce6"/>
          <table:table-cell table:style-name="ce2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6" table:number-columns-repeated="2"/>
          <table:table-cell table:number-columns-repeated="15"/>
        </table:table-row>
        <table:table-row table:style-name="ro1" table:number-rows-repeated="104852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05:17.4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5:33:24.954000000</meta:creation-date>
    <dc:date>2022-05-16T10:05:12.832000000</dc:date>
    <meta:editing-duration>PT1H33M57S</meta:editing-duration>
    <meta:editing-cycles>6</meta:editing-cycles>
    <meta:generator>LibreOffice/7.3.0.3$Windows_X86_64 LibreOffice_project/0f246aa12d0eee4a0f7adcefbf7c878fc2238db3</meta:generator>
    <meta:document-statistic meta:table-count="1" meta:cell-count="274" meta:object-count="4"/>
  </office:meta>
</office:document-meta>
</file>

<file path=Object 1/content.xml><?xml version="1.0" encoding="utf-8"?>
<math xmlns="http://www.w3.org/1998/Math/MathML" display="block">
  <semantics>
    <mrow>
      <mi>D</mi>
      <mrow>
        <mi>'</mi>
        <mo stretchy="false">=</mo>
        <mrow>
          <mrow>
            <mover accent="true">
              <mi>A</mi>
              <mo>¯</mo>
            </mover>
            <mo stretchy="false">⋅</mo>
            <mover accent="true">
              <mi>B</mi>
              <mo>¯</mo>
            </mover>
            <mo stretchy="false">⋅</mo>
            <mi>C</mi>
            <mo stretchy="false">⋅</mo>
            <mi>D</mi>
          </mrow>
          <mo stretchy="false">∨</mo>
          <mrow>
            <mi>B</mi>
            <mo stretchy="false">⋅</mo>
            <mover accent="true">
              <mi>C</mi>
              <mo>¯</mo>
            </mover>
          </mrow>
          <mo stretchy="false">∨</mo>
          <mrow>
            <mi>B</mi>
            <mo stretchy="false">⋅</mo>
            <mover accent="true">
              <mi>D</mi>
              <mo>¯</mo>
            </mover>
          </mrow>
          <mo stretchy="false">∨</mo>
          <mrow>
            <mi>A</mi>
            <mo stretchy="false">⋅</mo>
            <mover accent="true">
              <mi>C</mi>
              <mo>¯</mo>
            </mover>
            <mo stretchy="false">⋅</mo>
            <mover accent="true">
              <mi>D</mi>
              <mo>¯</mo>
            </mover>
          </mrow>
        </mrow>
      </mrow>
    </mrow>
    <annotation encoding="StarMath 5.0">D' = OVERLINE A CDOT OVERLINE B CDOT C CDOT D OR B cdot OVERLINE C OR B CDOT OVERLINE D OR A CDOT OVERLINE C CDOT OVERLINE D </annotation>
  </semantics>
</math>
</file>

<file path=Object 2/content.xml><?xml version="1.0" encoding="utf-8"?>
<math xmlns="http://www.w3.org/1998/Math/MathML" display="block">
  <semantics>
    <mrow>
      <mi>A</mi>
      <mrow>
        <mi>'</mi>
        <mo stretchy="false">=</mo>
        <mrow>
          <mrow>
            <mover accent="true">
              <mi>A</mi>
              <mo>¯</mo>
            </mover>
            <mo stretchy="false">⋅</mo>
            <mover accent="true">
              <mi>B</mi>
              <mo>¯</mo>
            </mover>
            <mo stretchy="false">⋅</mo>
            <mover accent="true">
              <mi>C</mi>
              <mo>¯</mo>
            </mover>
          </mrow>
          <mo stretchy="false">∨</mo>
          <mrow>
            <mover accent="true">
              <mi>A</mi>
              <mo>¯</mo>
            </mover>
            <mo stretchy="false">⋅</mo>
            <mi>B</mi>
            <mo stretchy="false">⋅</mo>
            <mi>C</mi>
          </mrow>
          <mo stretchy="false">∨</mo>
          <mrow>
            <mi>A</mi>
            <mo stretchy="false">⋅</mo>
            <mover accent="true">
              <mi>B</mi>
              <mo>¯</mo>
            </mover>
            <mo stretchy="false">⋅</mo>
            <mi>C</mi>
            <mo stretchy="false">⋅</mo>
            <mi>D</mi>
          </mrow>
          <mo stretchy="false">∨</mo>
          <mrow>
            <mover accent="true">
              <mi>B</mi>
              <mo>¯</mo>
            </mover>
            <mo stretchy="false">⋅</mo>
            <mover accent="true">
              <mi>C</mi>
              <mo>¯</mo>
            </mover>
            <mo stretchy="false">⋅</mo>
            <mover accent="true">
              <mi>D</mi>
              <mo>¯</mo>
            </mover>
          </mrow>
          <mo stretchy="false">∨</mo>
          <mrow>
            <mi>A</mi>
            <mo stretchy="false">⋅</mo>
            <mi>B</mi>
            <mo stretchy="false">⋅</mo>
            <mover accent="true">
              <mi>D</mi>
              <mo>¯</mo>
            </mover>
          </mrow>
        </mrow>
        <mo stretchy="false">=</mo>
        <mrow>
          <mover accent="true">
            <mi>B</mi>
            <mo>¯</mo>
          </mover>
          <mo stretchy="false">⋅</mo>
          <mover accent="true">
            <mi>C</mi>
            <mo>¯</mo>
          </mover>
        </mrow>
      </mrow>
      <mrow>
        <mrow>
          <mo fence="true" form="prefix" stretchy="false">(</mo>
          <mrow>
            <mrow>
              <mover accent="true">
                <mi>A</mi>
                <mo>¯</mo>
              </mover>
              <mo stretchy="false">∨</mo>
              <mover accent="true">
                <mi>D</mi>
                <mo>¯</mo>
              </mover>
            </mrow>
          </mrow>
          <mo fence="true" form="postfix" stretchy="false">)</mo>
        </mrow>
        <mo stretchy="false">∨</mo>
        <mrow>
          <mover accent="true">
            <mi>A</mi>
            <mo>¯</mo>
          </mover>
          <mo stretchy="false">⋅</mo>
          <mi>B</mi>
          <mo stretchy="false">⋅</mo>
          <mi>C</mi>
        </mrow>
        <mo stretchy="false">∨</mo>
        <mrow>
          <mi>A</mi>
          <mo stretchy="false">⋅</mo>
          <mover accent="true">
            <mi>B</mi>
            <mo>¯</mo>
          </mover>
          <mo stretchy="false">⋅</mo>
          <mi>C</mi>
          <mo stretchy="false">⋅</mo>
          <mi>D</mi>
        </mrow>
        <mo stretchy="false">∨</mo>
        <mrow>
          <mi>A</mi>
          <mo stretchy="false">⋅</mo>
          <mi>B</mi>
          <mo stretchy="false">⋅</mo>
          <mover accent="true">
            <mi>D</mi>
            <mo>¯</mo>
          </mover>
        </mrow>
      </mrow>
    </mrow>
    <annotation encoding="StarMath 5.0">A' =  OVERLINE A CDOT OVERLINE B CDOT OVERLINE C OR OVERLINE A CDOT B CDOT C OR A CDOT OVERLINE B CDOT C CDOT D OR OVERLINE B CDOT OVERLINE C CDOT OVERLINE D OR A CDOT B CDOT OVERLINE D = OVERLINE B CDOT OVERLINE C ( OVERLINE A OR OVERLINE D ) OR OVERLINE A CDOT B CDOT C OR A CDOT OVERLINE B CDOT C CDOT D OR A CDOT B CDOT OVERLINE D</annotation>
  </semantics>
</math>
</file>

<file path=Object 3/content.xml><?xml version="1.0" encoding="utf-8"?>
<math xmlns="http://www.w3.org/1998/Math/MathML" display="block">
  <semantics>
    <mrow>
      <mi>C</mi>
      <mrow>
        <mi>'</mi>
        <mo stretchy="false">=</mo>
        <mrow>
          <mrow>
            <mover accent="true">
              <mi>B</mi>
              <mo>¯</mo>
            </mover>
            <mo stretchy="false">⋅</mo>
            <mover accent="true">
              <mi>C</mi>
              <mo>¯</mo>
            </mover>
            <mo stretchy="false">⋅</mo>
            <mover accent="true">
              <mi>D</mi>
              <mo>¯</mo>
            </mover>
          </mrow>
          <mo stretchy="false">∨</mo>
          <mrow>
            <mi>B</mi>
            <mo stretchy="false">⋅</mo>
            <mi>D</mi>
          </mrow>
          <mo stretchy="false">∨</mo>
          <mrow>
            <mover accent="true">
              <mi>A</mi>
              <mo>¯</mo>
            </mover>
            <mo stretchy="false">⋅</mo>
            <mi>B</mi>
            <mo stretchy="false">⋅</mo>
            <mi>C</mi>
          </mrow>
          <mo stretchy="false">∨</mo>
          <mrow>
            <mi>A</mi>
            <mo stretchy="false">⋅</mo>
            <mover accent="true">
              <mi>B</mi>
              <mo>¯</mo>
            </mover>
            <mo stretchy="false">⋅</mo>
            <mover accent="true">
              <mi>D</mi>
              <mo>¯</mo>
            </mover>
          </mrow>
        </mrow>
      </mrow>
    </mrow>
    <annotation encoding="StarMath 5.0">C' = OVERLINE B CDOT OVERLINE C CDOT OVERLINE D OR  B CDOT D OR OVERLINE A CDOT B CDOT C OR  A CDOT OVERLINE B CDOT OVERLINE D</annotation>
  </semantics>
</math>
</file>

<file path=Object 4/content.xml><?xml version="1.0" encoding="utf-8"?>
<math xmlns="http://www.w3.org/1998/Math/MathML" display="block">
  <semantics>
    <mrow>
      <mi>B</mi>
      <mrow>
        <mi>'</mi>
        <mo stretchy="false">=</mo>
        <mrow>
          <mrow>
            <mover accent="true">
              <mi>A</mi>
              <mo>¯</mo>
            </mover>
            <mo stretchy="false">⋅</mo>
            <mover accent="true">
              <mi>B</mi>
              <mo>¯</mo>
            </mover>
            <mo stretchy="false">⋅</mo>
            <mover accent="true">
              <mi>C</mi>
              <mo>¯</mo>
            </mover>
            <mo stretchy="false">⋅</mo>
            <mi>D</mi>
          </mrow>
          <mo stretchy="false">∨</mo>
          <mrow>
            <mover accent="true">
              <mi>A</mi>
              <mo>¯</mo>
            </mover>
            <mo stretchy="false">⋅</mo>
            <mi>C</mi>
            <mo stretchy="false">⋅</mo>
            <mover accent="true">
              <mi>D</mi>
              <mo>¯</mo>
            </mover>
          </mrow>
          <mo stretchy="false">∨</mo>
          <mrow>
            <mi>B</mi>
            <mo stretchy="false">⋅</mo>
            <mi>C</mi>
          </mrow>
          <mo stretchy="false">∨</mo>
          <mi>B</mi>
        </mrow>
      </mrow>
      <mrow>
        <mo fence="true" form="prefix" stretchy="false">(</mo>
        <mrow>
          <mover accent="true">
            <mrow>
              <mi>A</mi>
              <mo stretchy="false">⊕</mo>
              <mi>D</mi>
            </mrow>
            <mo>¯</mo>
          </mover>
        </mrow>
        <mo fence="true" form="postfix" stretchy="false">)</mo>
      </mrow>
    </mrow>
    <annotation encoding="StarMath 5.0">B' =  OVERLINE A CDOT OVERLINE B CDOT OVERLINE C CDOT D OR OVERLINE A CDOT C CDOT OVERLINE D  OR B CDOT C OR B ( OVERLINE { A OPLUS D} )</annotation>
  </semantics>
</math>
</file>